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FactoryBeanRuntimeHints.registerHints( RuntimeHints hints ,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dulerFactoryBeanRuntimeHints.typeHint( Builder type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